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jpeg" manifest:full-path="Pictures/100000000000031A00000463AC4617D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Bitmape_20_3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2.4cm" svg:height="14.6cm" svg:x="3.6cm" svg:y="4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3" draw:display-name="Bitmape 3" xlink:href="Pictures/100000000000031A00000463AC4617D4.jpg" xlink:type="simple" xlink:show="embed" xlink:actuate="onLoad"/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16T16:35:04.50</dc:date>
    <meta:editing-duration>PT2M1S</meta:editing-duration>
    <meta:editing-cycles>1</meta:editing-cycles>
    <meta:generator>OpenOffice/4.1.15$Win32 OpenOffice.org_project/4115m2$Build-9813</meta:generator>
    <meta:document-statistic meta:object-count="1"/>
  </office:meta>
</office:document-meta>
</file>